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Функция </text:p>
          </table:table-cell>
          <table:table-cell table:style-name="ce1" office:value-type="string">
            <text:p><text:s/>Нужна </text:p>
          </table:table-cell>
        </table:table-row>
        <table:table-row table:style-name="ro2">
          <table:table-cell office:value-type="string">
            <text:p>Поиск</text:p>
          </table:table-cell>
          <table:table-cell office:value-type="string">
            <text:p>Да</text:p>
          </table:table-cell>
        </table:table-row>
        <table:table-row table:style-name="ro3">
          <table:table-cell office:value-type="string">
            <text:p>Изменить административный email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Скачать оферту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Подписать контракт</text:p>
          </table:table-cell>
          <table:table-cell office:value-type="string">
            <text:p>Нет</text:p>
          </table:table-cell>
        </table:table-row>
        <table:table-row table:style-name="ro2">
          <table:table-cell office:value-type="string">
            <text:p>Дата подписания (изменение) </text:p>
          </table:table-cell>
          <table:table-cell office:value-type="string">
            <text:p>Нет</text:p>
          </table:table-cell>
        </table:table-row>
        <table:table-row table:style-name="ro2">
          <table:table-cell office:value-type="string">
            <text:p>Скачать договор 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Баланс( списать) </text:p>
          </table:table-cell>
          <table:table-cell office:value-type="string">
            <text:p>Нет</text:p>
          </table:table-cell>
        </table:table-row>
        <table:table-row table:style-name="ro2">
          <table:table-cell office:value-type="string">
            <text:p>Баланс (добавить) </text:p>
          </table:table-cell>
          <table:table-cell office:value-type="string">
            <text:p>Нет</text:p>
          </table:table-cell>
        </table:table-row>
        <table:table-row table:style-name="ro3">
          <table:table-cell office:value-type="string">
            <text:p>Блокировать (аккаунт) </text:p>
          </table:table-cell>
          <table:table-cell office:value-type="string">
            <text:p>Нет</text:p>
          </table:table-cell>
        </table:table-row>
        <table:table-row table:style-name="ro3">
          <table:table-cell office:value-type="string">
            <text:p>Изменить тип аккаунта</text:p>
          </table:table-cell>
          <table:table-cell office:value-type="string">
            <text:p>Нет</text:p>
          </table:table-cell>
        </table:table-row>
        <table:table-row table:style-name="ro2">
          <table:table-cell office:value-type="string">
            <text:p>Войти в ПУ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Выслать регистрационные данные </text:p>
          </table:table-cell>
          <table:table-cell office:value-type="string">
            <text:p>Нет</text:p>
          </table:table-cell>
        </table:table-row>
        <table:table-row table:style-name="ro2">
          <table:table-cell office:value-type="string">
            <text:p>Выслать новый пароль</text:p>
          </table:table-cell>
          <table:table-cell office:value-type="string">
            <text:p>Нет</text:p>
          </table:table-cell>
        </table:table-row>
        <table:table-row table:style-name="ro3">
          <table:table-cell office:value-type="string">
            <text:p>Выслать ccылку восстановления пароля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Проверка пароля </text:p>
          </table:table-cell>
          <table:table-cell office:value-type="string">
            <text:p>Нет</text:p>
          </table:table-cell>
        </table:table-row>
        <table:table-row table:style-name="ro3">
          <table:table-cell office:value-type="string">
            <text:p>Комментарии к аккаунту 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Изменить тариф </text:p>
          </table:table-cell>
          <table:table-cell office:value-type="string">
            <text:p>Нет</text:p>
          </table:table-cell>
        </table:table-row>
        <table:table-row table:style-name="ro3">
          <table:table-cell office:value-type="string">
            <text:p>Изменить тип автопродления </text:p>
          </table:table-cell>
          <table:table-cell office:value-type="string">
            <text:p>Нет</text:p>
          </table:table-cell>
        </table:table-row>
        <table:table-row table:style-name="ro3">
          <table:table-cell office:value-type="string">
            <text:p>Ссылка на phpinfo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Просмотреть квоту 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SSH</text:p>
          </table:table-cell>
          <table:table-cell office:value-type="string">
            <text:p>Да</text:p>
          </table:table-cell>
        </table:table-row>
        <table:table-row table:style-name="ro3">
          <table:table-cell office:value-type="string">
            <text:p>Изменить ip</text:p>
          </table:table-cell>
          <table:table-cell office:value-type="string">
            <text:p>Нет</text:p>
          </table:table-cell>
        </table:table-row>
        <table:table-row table:style-name="ro2">
          <table:table-cell office:value-type="string">
            <text:p>Изменить системную группу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Установить дату блокировки</text:p>
          </table:table-cell>
          <table:table-cell office:value-type="string">
            <text:p>Нет</text:p>
          </table:table-cell>
        </table:table-row>
        <table:table-row table:style-name="ro2">
          <table:table-cell office:value-type="string">
            <text:p>Включить SSL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Выключить SSL</text:p>
          </table:table-cell>
          <table:table-cell office:value-type="string">
            <text:p>Да</text:p>
          </table:table-cell>
        </table:table-row>
        <table:table-row table:style-name="ro3">
          <table:table-cell office:value-type="string">
            <text:p>Удалить аккаунт и услугу </text:p>
          </table:table-cell>
          <table:table-cell office:value-type="string">
            <text:p>Нет</text:p>
          </table:table-cell>
        </table:table-row>
        <table:table-row table:style-name="ro3">
          <table:table-cell office:value-type="string">
            <text:p>Исключение ClamAV</text:p>
          </table:table-cell>
          <table:table-cell office:value-type="string">
            <text:p>Да</text:p>
          </table:table-cell>
        </table:table-row>
        <table:table-row table:style-name="ro3">
          <table:table-cell office:value-type="string">
            <text:p>Поиск результатов ClamAV по пользователю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Добавить домен</text:p>
          </table:table-cell>
          <table:table-cell office:value-type="string">
            <text:p>Да</text:p>
          </table:table-cell>
        </table:table-row>
        <table:table-row table:style-name="ro3">
          <table:table-cell office:value-type="string">
            <text:p>Посмотреть Whois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Перейти на сайт </text:p>
          </table:table-cell>
          <table:table-cell office:value-type="string">
            <text:p>Да</text:p>
          </table:table-cell>
        </table:table-row>
        <table:table-row table:style-name="ro3">
          <table:table-cell office:value-type="string">
            <text:p>Изменить версию php 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Просмотр почты домена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Почтовые исключения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Отключить прием почты </text:p>
          </table:table-cell>
          <table:table-cell office:value-type="string">
            <text:p>Нет</text:p>
          </table:table-cell>
        </table:table-row>
        <table:table-row table:style-name="ro3">
          <table:table-cell office:value-type="string">
            <text:p>Просмотр какие логи задействованы у клиента </text:p>
          </table:table-cell>
          <table:table-cell office:value-type="string">
            <text:p>Да</text:p>
          </table:table-cell>
        </table:table-row>
        <table:table-row table:style-name="ro3">
          <table:table-cell office:value-type="string">
            <text:p>Блокировка домена на nginx (для тех. Домена) </text:p>
          </table:table-cell>
          <table:table-cell office:value-type="string">
            <text:p>Да</text:p>
          </table:table-cell>
        </table:table-row>
        <table:table-row table:style-name="ro2">
          <table:table-cell office:value-type="string">
            <text:p>Удалить домен</text:p>
          </table:table-cell>
          <table:table-cell office:value-type="string">
            <text:p>Да</text:p>
          </table:table-cell>
        </table:table-row>
        <table:table-row table:style-name="ro3">
          <table:table-cell office:value-type="string">
            <text:p>Блокировать все домены на nginx</text:p>
          </table:table-cell>
          <table:table-cell office:value-type="string">
            <text:p>Нет</text:p>
          </table:table-cell>
        </table:table-row>
        <table:table-row table:style-name="ro2">
          <table:table-cell office:value-type="string">
            <text:p>График нагрузки на сервер</text:p>
          </table:table-cell>
          <table:table-cell office:value-type="string">
            <text:p>Да</text:p>
          </table:table-cell>
        </table:table-row>
        <table:table-row table:style-name="ro2" table:number-rows-repeated="3">
          <table:table-cell table:style-name="ce3" table:number-columns-repeated="2"/>
        </table:table-row>
        <table:table-row table:style-name="ro2">
          <table:table-cell table:style-name="ce3" table:number-columns-repeated="2"/>
        </table:table-row>
      </table:table>
      <table:table table:name="Лист2" table:style-name="ta1">
        <table:table-column table:style-name="co2" table:default-cell-style-name="Default"/>
        <table:table-row table:style-name="ro4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3:09:47</meta:creation-date>
    <dc:date>2016-09-28T13:39:26</dc:date>
    <meta:editing-duration>PT13M49S</meta:editing-duration>
    <meta:editing-cycles>1</meta:editing-cycles>
    <meta:document-statistic meta:table-count="3" meta:cell-count="84" meta:object-count="0"/>
    <meta:generator>LibreOffice/3.5$Linux_x86 LibreOffice_project/350m1$Build-2</meta:generator>
  </office:meta>
</office:document-meta>
</file>